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antage UI Project:</text:p>
      <text:p text:style-name="Standard"/>
      <text:p text:style-name="Standard">Make it happen Cap'n:</text:p>
      <text:p text:style-name="Standard"/>
      <text:p text:style-name="Standard">The first part of working on the implementation of webpage is to have a mock up of the page design.</text:p>
      <text:p text:style-name="Standard">In this case, Vantage provided 3 screenshots of what I assume is already a working webpage.</text:p>
      <text:p text:style-name="Standard"/>
      <text:p text:style-name="Standard">Without Much Direction the first Step was creating a simple outline of a typcical webpage.</text:p>
      <text:p text:style-name="Standard">Namely the header, body, and a few style sheets which I use to troubleshoot the header elements to make sure its correctly loading by changing the body color.</text:p>
      <text:p text:style-name="Standard"/>
      <text:p text:style-name="Standard">After linking up the bootstrap and jquery libraries</text:p>
      <text:p text:style-name="Standard">I began to block off the webpage.</text:p>
      <text:p text:style-name="Standard"/>
      <text:p text:style-name="Standard">From A glace the page appears to be </text:p>
      <text:p text:style-name="Standard">3 Layers deep.</text:p>
      <text:p text:style-name="Standard"/>
      <text:p text:style-name="Standard">The outermost layer is plain black the exact hexadecimal value is the next part to discover.</text:p>
      <text:p text:style-name="Standard">The middle layer is green and contains the ticket stubs.</text:p>
      <text:p text:style-name="Standard">The Inner Layer contains the selected ticket along with the ticket data.</text:p>
      <text:p text:style-name="Standard"/>
      <text:p text:style-name="Standard">The inner layer also contains two columns which will determined by bootstrap.</text:p>
      <text:p text:style-name="Standard">The intent of boostrap is to make the webpage mobile friendly so that it can be accessed from a mobile app. </text:p>
      <text:p text:style-name="Standard">Although the pages were not provided with a mobile view.</text:p>
      <text:p text:style-name="Standard">Judging from the layout I know I can simply place the columsn over each other so as to create a slimmer view.</text:p>
      <text:p text:style-name="Standard"/>
      <text:p text:style-name="Standard">What I would normally use css to float the divs I instead use the boostrap layout which does this automatically.</text:p>
      <text:p text:style-name="Standard"/>
      <text:p text:style-name="Standard">Its important to determine the layers because the number of layers usually translates to the number of Divs within the webpage.</text:p>
      <text:p text:style-name="Standard"/>
      <text:p text:style-name="Standard">After having a rough idea of what the shape of the website will be,</text:p>
      <text:p text:style-name="Standard">the next step was figuring out the color schemes.</text:p>
      <text:p text:style-name="Standard"/>
      <text:p text:style-name="Standard">To do this I went ahead and color dropleted each unique color I saw to determine their decimal value and then ran it through a hexadecimal calculator to know what exact values I would use in the css.</text:p>
      <text:p text:style-name="Standard"/>
      <text:p text:style-name="Standard">Here comes the tricky part.</text:p>
      <text:p text:style-name="Standard"/>
      <text:p text:style-name="Standard">Step 1. Create the out layer and color it correctly</text:p>
      <text:p text:style-name="Standard">Step 2. Create the middle layer.</text:p>
      <text:p text:style-name="Standard">This layer is also the first one to show ticket stubs which will allow me to create a little jquery magic to reach back into the outer layer to set the highly grey oer th correct ticket stub.</text:p>
      <text:p text:style-name="Standard">Although i'm not sure if that was the purpose of the random rounded rectangle I presumed this to be the case and if not at least the most visually pleasing and logical conclusion. </text:p>
      <text:p text:style-name="Standard"/>
      <text:p text:style-name="Standard"><text:soft-page-break/>This secition is a lot of work:</text:p>
      <text:p text:style-name="Standard"/>
      <text:p text:style-name="Standard">First I created Empty Divs of the Right Color and Figured out their Margins.</text:p>
      <text:p text:style-name="Standard">The Margins is the space above or below an element I the Html DOM that is created like a cushion between elements. </text:p>
      <text:p text:style-name="Standard">The layers of an element are Margin &gt; Padding &gt; content</text:p>
      <text:p text:style-name="Standard">Padding is the space between the content and the border of its parent element</text:p>
      <text:p text:style-name="Standard"/>
      <text:p text:style-name="Standard"/>
      <text:p text:style-name="Standard">The next most difficult part was adding definition to the blobs of color that now represented the website. I knew that from this point on it was going to get more technical. </text:p>
      <text:p text:style-name="Standard"/>
      <text:p text:style-name="Standard">In order to begin moving towards a final product I had to make sure it built on a strong foundation that wouldn't require a ton of tweeking down the road.</text:p>
      <text:p text:style-name="Standard">At every step I asked myself how did I do this that one time I created an extremely complex web casino app with a huge amount of css and javascript. The css itself being created as a place holder because most of it would change very dynamically throughout the game. </text:p>
      <text:p text:style-name="Standard">Most websites are static and require interaction to change mine changed regardless every single second. So much so that it almost felt like a real app with each of its fields being updated however the truth was it was a series of static elements being changed by the javascript.</text:p>
      <text:p text:style-name="Standard"/>
      <text:p text:style-name="Standard">I was going to rewrite that website and as I explained the depth of its concept I realized I could probably make the overall webpage simpler by including all its in changes in some sort of object that contains the collection of all its states. As it stands the differnences in appearance are code deep only and isn't saved. So at every refresh the page resets. But with a state machine I could even have control over setting up the app to represent a state between half done. A much finger grain of control.</text:p>
      <text:p text:style-name="Standard"/>
      <text:p text:style-name="Standard">So in order to create a state object, I would need to create javascript objects to represent it. Luckily due to the popularity of a RESTful architecture I knew that creating a javascript objection would lend it self nicely to being <text:s/>a JSON object which would then more easily allow network communication between the app and a database, a long term goal of mine.</text:p>
      <text:p text:style-name="Standard"/>
      <text:p text:style-name="Standard">So now back to the Vantage App...</text:p>
      <text:p text:style-name="Standard"/>
      <text:p text:style-name="Standard">Using BOOTSTRAP container or container-fluid didn't fill in its parent element. It seems containers within containers have a naturual margin around the edges. </text:p>
      <text:p text:style-name="Standard"/>
      <text:p text:style-name="Standard"/>
      <text:p text:style-name="Standard"><text:a xlink:type="simple" xlink:href="https://podcasts.apple.com/us/podcast/iprocrastinate-podcast/id129144284?mt=2" text:style-name="Internet_20_link" text:visited-style-name="Visited_20_Internet_20_Link">https://podcasts.apple.com/us/podcast/iprocrastinate-podcast/id129144284?mt=2</text:a></text:p>
      <text:p text:style-name="Standard"/>
      <text:p text:style-name="Standard">Executive-Presence-Missing-Between-Success/</text:p>
      <text:p text:style-name="Standard"/>
      <text:p text:style-name="Standard"/>
      <text:p text:style-name="Standard"/>
      <text:p text:style-name="Standard"/>
      <text:p text:style-name="Standard">Step 3 is to beginning work on the inner stub.</text:p>
      <text:p text:style-name="Standard"/>
      <text:p text:style-name="Standard"/>
      <text:p text:style-name="Standard"/>
      <text:p text:style-name="Standard"><text:soft-page-break/>From Starting to Finishing the Owl.</text:p>
      <text:p text:style-name="Standard"/>
      <text:p text:style-name="Standard">Once the Bug I just kept coding and didn't make much effort to document. </text:p>
      <text:p text:style-name="Standard">Therefore now that I am almost 80% comlplete with the porject</text:p>
      <text:p text:style-name="Standard">its a good time to think back over what I did, what I could have done, and the things I learned.</text:p>
      <text:p text:style-name="Standard"/>
      <text:p text:style-name="Standard">First of all, creating a website from scratch is easy to do when you have the visuals to do so. </text:p>
      <text:p text:style-name="Standard"/>
      <text:p text:style-name="Standard">I designed from the bottom up using Bootstrap 3.4.1 this made it a lot easier to align the columns and figure out how the webiste would be structred.</text:p>
      <text:p text:style-name="Standard">Then I t was a matter of determining if the dvs would be sitting in each other or following each other.</text:p>
      <text:p text:style-name="Standard"/>
      <text:p text:style-name="Standard">There is one main div called the outline.</text:p>
      <text:p text:style-name="Standard">Every div was given an outline or color coded to make it easier to program as I went along.</text:p>
      <text:p text:style-name="Standard"/>
      <text:p text:style-name="Standard">Done: 6 days. Timeline. Actually worked on it about 30+ hou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5T12:14:26.86</meta:creation-date>
    <dc:date>2020-02-12T00:31:38.74</dc:date>
    <meta:editing-duration>P4DT11H30M4S</meta:editing-duration>
    <meta:editing-cycles>15</meta:editing-cycles>
    <meta:generator>OpenOffice/4.1.3$Win32 OpenOffice.org_project/413m1$Build-9783</meta:generator>
    <meta:document-statistic meta:table-count="0" meta:image-count="0" meta:object-count="0" meta:page-count="3" meta:paragraph-count="53" meta:word-count="997" meta:character-count="5476"/>
  </office:meta>
</office:document-meta>
</file>